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ositoryLogger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positoryLogger.sta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positoryLogg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Logger.eventFired( Repository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